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Секунда</text:p>
          </table:table-cell>
          <table:table-cell office:value-type="string" calcext:value-type="string">
            <text:p>Минута</text:p>
          </table:table-cell>
          <table:table-cell office:value-type="string" calcext:value-type="string">
            <text:p>Час</text:p>
          </table:table-cell>
          <table:table-cell office:value-type="string" calcext:value-type="string">
            <text:p>День</text:p>
          </table:table-cell>
          <table:table-cell office:value-type="string" calcext:value-type="string">
            <text:p>Год</text:p>
          </table:table-cell>
          <table:table-cell office:value-type="string" calcext:value-type="string">
            <text:p>Век</text:p>
          </table:table-cell>
        </table:table-row>
        <table:table-row table:style-name="ro1">
          <table:table-cell office:value-type="string" calcext:value-type="string">
            <text:p>lg(n)</text:p>
          </table:table-cell>
          <table:table-cell table:formula="of:=10^10^6" office:value-type="float" office:value="1E+060" calcext:value-type="float">
            <text:p>1E+060</text:p>
          </table:table-cell>
          <table:table-cell table:formula="of:=[.B3]*60" office:value-type="float" office:value="6E+061" calcext:value-type="float">
            <text:p>6E+061</text:p>
          </table:table-cell>
          <table:table-cell table:formula="of:=[.C3]*60" office:value-type="float" office:value="3.6E+063" calcext:value-type="float">
            <text:p>3,6E+063</text:p>
          </table:table-cell>
          <table:table-cell table:formula="of:=[.D3]*24" office:value-type="float" office:value="8.64E+064" calcext:value-type="float">
            <text:p>8,64E+064</text:p>
          </table:table-cell>
          <table:table-cell table:formula="of:=[.E3]*365" office:value-type="float" office:value="3.1536E+067" calcext:value-type="float">
            <text:p>3,1536E+067</text:p>
          </table:table-cell>
          <table:table-cell table:formula="of:=[.F3]*100" office:value-type="float" office:value="3.1536E+069" calcext:value-type="float">
            <text:p>3,1536E+069</text:p>
          </table:table-cell>
        </table:table-row>
        <table:table-row table:style-name="ro1">
          <table:table-cell office:value-type="string" calcext:value-type="string">
            <text:p>n ^ 0.5</text:p>
          </table:table-cell>
          <table:table-cell table:formula="of:=10^12" office:value-type="float" office:value="1000000000000" calcext:value-type="float">
            <text:p>1000000000000</text:p>
          </table:table-cell>
          <table:table-cell table:formula="of:=[.B4]*60" office:value-type="float" office:value="60000000000000" calcext:value-type="float">
            <text:p>60000000000000</text:p>
          </table:table-cell>
          <table:table-cell table:formula="of:=[.C4]*60" office:value-type="float" office:value="3600000000000000" calcext:value-type="float">
            <text:p>3600000000000000</text:p>
          </table:table-cell>
          <table:table-cell table:formula="of:=[.D4]*24" office:value-type="float" office:value="8.64E+016" calcext:value-type="float">
            <text:p>8,64E+016</text:p>
          </table:table-cell>
          <table:table-cell table:formula="of:=[.E4]*365" office:value-type="float" office:value="3.1536E+019" calcext:value-type="float">
            <text:p>3,1536E+019</text:p>
          </table:table-cell>
          <table:table-cell table:formula="of:=[.F4]*100" office:value-type="float" office:value="3.1536E+021" calcext:value-type="float">
            <text:p>3,1536E+02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formula="of:=10^6" office:value-type="float" office:value="1000000" calcext:value-type="float">
            <text:p>1000000</text:p>
          </table:table-cell>
          <table:table-cell table:formula="of:=[.B5]*60" office:value-type="float" office:value="60000000" calcext:value-type="float">
            <text:p>60000000</text:p>
          </table:table-cell>
          <table:table-cell table:formula="of:=[.C5]*60" office:value-type="float" office:value="3600000000" calcext:value-type="float">
            <text:p>3600000000</text:p>
          </table:table-cell>
          <table:table-cell table:formula="of:=[.D5]*24" office:value-type="float" office:value="86400000000" calcext:value-type="float">
            <text:p>86400000000</text:p>
          </table:table-cell>
          <table:table-cell table:formula="of:=[.E5]*365" office:value-type="float" office:value="31536000000000" calcext:value-type="float">
            <text:p>31536000000000</text:p>
          </table:table-cell>
          <table:table-cell table:formula="of:=[.F5]*100" office:value-type="float" office:value="3153600000000000" calcext:value-type="float">
            <text:p>3153600000000000</text:p>
          </table:table-cell>
        </table:table-row>
        <table:table-row table:style-name="ro1">
          <table:table-cell office:value-type="string" calcext:value-type="string">
            <text:p>n lg(n)</text:p>
          </table:table-cell>
          <table:table-cell office:value-type="float" office:value="189481" calcext:value-type="float">
            <text:p>189481</text:p>
          </table:table-cell>
          <table:table-cell table:formula="of:=[.B6]*60" office:value-type="float" office:value="11368860" calcext:value-type="float">
            <text:p>11368860</text:p>
          </table:table-cell>
          <table:table-cell table:formula="of:=[.C6]*60" office:value-type="float" office:value="682131600" calcext:value-type="float">
            <text:p>682131600</text:p>
          </table:table-cell>
          <table:table-cell table:formula="of:=[.D6]*24" office:value-type="float" office:value="16371158400" calcext:value-type="float">
            <text:p>16371158400</text:p>
          </table:table-cell>
          <table:table-cell table:formula="of:=[.E6]*365" office:value-type="float" office:value="5975472816000" calcext:value-type="float">
            <text:p>5975472816000</text:p>
          </table:table-cell>
          <table:table-cell table:formula="of:=[.F6]*100" office:value-type="float" office:value="597547281600000" calcext:value-type="float">
            <text:p>597547281600000</text:p>
          </table:table-cell>
        </table:table-row>
        <table:table-row table:style-name="ro1">
          <table:table-cell office:value-type="string" calcext:value-type="string">
            <text:p>n ^ 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B7]*60" office:value-type="float" office:value="60000" calcext:value-type="float">
            <text:p>60000</text:p>
          </table:table-cell>
          <table:table-cell table:formula="of:=[.C7]*60" office:value-type="float" office:value="3600000" calcext:value-type="float">
            <text:p>3600000</text:p>
          </table:table-cell>
          <table:table-cell table:formula="of:=[.D7]*24" office:value-type="float" office:value="86400000" calcext:value-type="float">
            <text:p>86400000</text:p>
          </table:table-cell>
          <table:table-cell table:formula="of:=[.E7]*365" office:value-type="float" office:value="31536000000" calcext:value-type="float">
            <text:p>31536000000</text:p>
          </table:table-cell>
          <table:table-cell table:formula="of:=[.F7]*100" office:value-type="float" office:value="3153600000000" calcext:value-type="float">
            <text:p>3153600000000</text:p>
          </table:table-cell>
        </table:table-row>
        <table:table-row table:style-name="ro1">
          <table:table-cell office:value-type="string" calcext:value-type="string">
            <text:p>n ^ 3</text:p>
          </table:table-cell>
          <table:table-cell office:value-type="float" office:value="100" calcext:value-type="float">
            <text:p>100</text:p>
          </table:table-cell>
          <table:table-cell table:formula="of:=[.B8]*60" office:value-type="float" office:value="6000" calcext:value-type="float">
            <text:p>6000</text:p>
          </table:table-cell>
          <table:table-cell table:formula="of:=[.C8]*60" office:value-type="float" office:value="360000" calcext:value-type="float">
            <text:p>360000</text:p>
          </table:table-cell>
          <table:table-cell table:formula="of:=[.D8]*24" office:value-type="float" office:value="8640000" calcext:value-type="float">
            <text:p>8640000</text:p>
          </table:table-cell>
          <table:table-cell table:formula="of:=[.E8]*365" office:value-type="float" office:value="3153600000" calcext:value-type="float">
            <text:p>3153600000</text:p>
          </table:table-cell>
          <table:table-cell table:formula="of:=[.F8]*100" office:value-type="float" office:value="315360000000" calcext:value-type="float">
            <text:p>315360000000</text:p>
          </table:table-cell>
        </table:table-row>
        <table:table-row table:style-name="ro1">
          <table:table-cell office:value-type="string" calcext:value-type="string">
            <text:p>2n</text:p>
          </table:table-cell>
          <table:table-cell office:value-type="float" office:value="500000" calcext:value-type="float">
            <text:p>500000</text:p>
          </table:table-cell>
          <table:table-cell table:formula="of:=[.B9]*60" office:value-type="float" office:value="30000000" calcext:value-type="float">
            <text:p>30000000</text:p>
          </table:table-cell>
          <table:table-cell table:formula="of:=[.C9]*60" office:value-type="float" office:value="1800000000" calcext:value-type="float">
            <text:p>1800000000</text:p>
          </table:table-cell>
          <table:table-cell table:formula="of:=[.D9]*24" office:value-type="float" office:value="43200000000" calcext:value-type="float">
            <text:p>43200000000</text:p>
          </table:table-cell>
          <table:table-cell table:formula="of:=[.E9]*365" office:value-type="float" office:value="15768000000000" calcext:value-type="float">
            <text:p>15768000000000</text:p>
          </table:table-cell>
          <table:table-cell table:formula="of:=[.F9]*100" office:value-type="float" office:value="1576800000000000" calcext:value-type="float">
            <text:p>1576800000000000</text:p>
          </table:table-cell>
        </table:table-row>
        <table:table-row table:style-name="ro1">
          <table:table-cell office:value-type="string" calcext:value-type="string">
            <text:p>n!</text:p>
          </table:table-cell>
          <table:table-cell table:formula="of:=9.4456089" office:value-type="float" office:value="9.4456089" calcext:value-type="float">
            <text:p>9,4456089</text:p>
          </table:table-cell>
          <table:table-cell table:formula="of:=[.B10]*60" office:value-type="float" office:value="566.736534" calcext:value-type="float">
            <text:p>566,736534</text:p>
          </table:table-cell>
          <table:table-cell table:formula="of:=[.C10]*60" office:value-type="float" office:value="34004.19204" calcext:value-type="float">
            <text:p>34004,19204</text:p>
          </table:table-cell>
          <table:table-cell table:formula="of:=[.D10]*24" office:value-type="float" office:value="816100.60896" calcext:value-type="float">
            <text:p>816100,60896</text:p>
          </table:table-cell>
          <table:table-cell table:formula="of:=[.E10]*365" office:value-type="float" office:value="297876722.2704" calcext:value-type="float">
            <text:p>297876722,2704</text:p>
          </table:table-cell>
          <table:table-cell table:formula="of:=[.F10]*100" office:value-type="float" office:value="29787672227.04" calcext:value-type="float">
            <text:p>29787672227,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4T18:57:10.506654342</meta:creation-date>
    <dc:date>2022-02-24T20:04:28.537974555</dc:date>
    <meta:editing-duration>PT36M7S</meta:editing-duration>
    <meta:editing-cycles>1</meta:editing-cycles>
    <meta:document-statistic meta:table-count="1" meta:cell-count="62" meta:object-count="0"/>
    <meta:generator>LibreOffice/7.1.8.1$Linux_X86_64 LibreOffice_project/10$Build-1</meta:generator>
  </office:meta>
</office:document-meta>
</file>